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1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104">
      <style:text-properties fo:font-weight="bold" style:font-weight-asian="bold" style:font-weight-complex="bold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Jastro" table:style-name="ta1" table:print="false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Costs</text:p>
          </table:table-cell>
          <table:table-cell table:style-name="ce1" office:value-type="string">
            <text:p>Balance</text:p>
          </table:table-cell>
          <table:table-cell table:style-name="ce3" office:value-type="string">
            <text:p>Item</text:p>
          </table:table-cell>
          <table:table-cell table:style-name="ce3" office:value-type="string">
            <text:p>Date</text:p>
          </table:table-cell>
        </table:table-row>
        <table:table-row table:style-name="ro1">
          <table:table-cell office:value-type="currency" office:currency="USD" office:value="0">
            <text:p>$0.00</text:p>
          </table:table-cell>
          <table:table-cell table:style-name="ce2" office:value-type="currency" office:currency="USD" office:value="1500">
            <text:p>$1,500.00</text:p>
          </table:table-cell>
          <table:table-cell office:value-type="string">
            <text:p>Jastro/Shields</text:p>
          </table:table-cell>
          <table:table-cell/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2]-[.A3]" office:value-type="currency" office:currency="USD" office:value="1445">
            <text:p>$1,445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12-15">
            <text:p>12/15/10</text:p>
          </table:table-cell>
        </table:table-row>
        <table:table-row table:style-name="ro1">
          <table:table-cell table:formula="of:=0.55*100" office:value-type="currency" office:currency="USD" office:value="55">
            <text:p>$55.00</text:p>
          </table:table-cell>
          <table:table-cell table:style-name="ce2" table:formula="of:=[.B3]-[.A4]" office:value-type="currency" office:currency="USD" office:value="1390">
            <text:p>$1,390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01-26">
            <text:p>01/26/10</text:p>
          </table:table-cell>
        </table:table-row>
        <table:table-row table:style-name="ro1">
          <table:table-cell office:value-type="currency" office:currency="USD" office:value="55">
            <text:p>$55.00</text:p>
          </table:table-cell>
          <table:table-cell table:style-name="ce2" table:formula="of:=[.B4]-[.A5]" office:value-type="currency" office:currency="USD" office:value="1335">
            <text:p>$1,335.00</text:p>
          </table:table-cell>
          <table:table-cell office:value-type="string">
            <text:p>100 miles roundtrip Davis -Auburn</text:p>
          </table:table-cell>
          <table:table-cell table:style-name="ce4" office:value-type="date" office:date-value="2010-02-28">
            <text:p>02/28/10</text:p>
          </table:table-cell>
        </table:table-row>
        <table:table-row table:style-name="ro1">
          <table:table-cell office:value-type="currency" office:currency="USD" office:value="100">
            <text:p>$100.00</text:p>
          </table:table-cell>
          <table:table-cell table:style-name="ce2" table:formula="of:=[.B5]-[.A6]" office:value-type="currency" office:currency="USD" office:value="1235">
            <text:p>$1,235.00</text:p>
          </table:table-cell>
          <table:table-cell office:value-type="string">
            <text:p>Booth at CGS for OSGeo Live</text:p>
          </table:table-cell>
          <table:table-cell table:style-name="ce4" office:value-type="date" office:date-value="2010-04-25">
            <text:p>04/25/10</text:p>
          </table:table-cell>
        </table:table-row>
        <table:table-row table:style-name="ro1">
          <table:table-cell office:value-type="currency" office:currency="USD" office:value="60">
            <text:p>$60.00</text:p>
          </table:table-cell>
          <table:table-cell table:style-name="ce2" table:formula="of:=[.B6]-[.A7]" office:value-type="currency" office:currency="USD" office:value="1175">
            <text:p>$1,175.00</text:p>
          </table:table-cell>
          <table:table-cell office:value-type="string">
            <text:p>OSGeo Ca Meeting</text:p>
          </table:table-cell>
          <table:table-cell table:style-name="ce4" office:value-type="date" office:date-value="2011-10-22">
            <text:p>10/22/11</text:p>
          </table:table-cell>
        </table:table-row>
        <table:table-row table:style-name="ro1">
          <table:table-cell/>
          <table:table-cell table:formula="of:=[.B7]+2000" office:value-type="currency" office:currency="USD" office:value="3175">
            <text:p>$3,175.00</text:p>
          </table:table-cell>
          <table:table-cell office:value-type="string">
            <text:p>Block Grant</text:p>
          </table:table-cell>
          <table:table-cell/>
        </table:table-row>
        <table:table-row table:style-name="ro1">
          <table:table-cell office:value-type="currency" office:currency="USD" office:value="500">
            <text:p>$500.00</text:p>
          </table:table-cell>
          <table:table-cell table:style-name="ce2" table:formula="of:=[.B8]-[.A9]" office:value-type="currency" office:currency="USD" office:value="2675">
            <text:p>$2,675.00</text:p>
          </table:table-cell>
          <table:table-cell office:value-type="string">
            <text:p>Foss4g</text:p>
          </table:table-cell>
          <table:table-cell table:style-name="ce4" office:value-type="date" office:date-value="2011-09-14">
            <text:p>09/14/11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/>
          <table:table-cell table:style-name="ce3" table:number-columns-repeated="2"/>
          <table:table-cell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7">11/07/2011</text:date>, <text:time>18:15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Alex</meta:initial-creator>
    <meta:creation-date>2009-10-05T21:41:13</meta:creation-date>
    <dc:creator>Alex Mandel</dc:creator>
    <dc:date>2011-11-07T18:15:48</dc:date>
    <meta:editing-cycles>5</meta:editing-cycles>
    <meta:editing-duration>PT00H29M18S</meta:editing-duration>
    <meta:document-statistic meta:table-count="3" meta:cell-count="33" meta:object-count="0"/>
    <meta:user-defined meta:name="Info 1"/>
    <meta:user-defined meta:name="Info 2"/>
    <meta:user-defined meta:name="Info 3"/>
    <meta:user-defined meta:name="Info 4"/>
  </office:meta>
</office:document-meta>
</file>